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manifest.rdf" manifest:media-type="application/rdf+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table:align="margins" style:writing-mode="lr-tb"/>
    </style:style>
    <style:style style:name="Дивиденды.A" style:family="table-column">
      <style:table-column-properties style:column-width="6.715cm" style:rel-column-width="26672*"/>
    </style:style>
    <style:style style:name="Дивиденды.B" style:family="table-column">
      <style:table-column-properties style:column-width="3.47cm" style:rel-column-width="13781*"/>
    </style:style>
    <style:style style:name="Дивиденды.C" style:family="table-column">
      <style:table-column-properties style:column-width="2.709cm" style:rel-column-width="10762*"/>
    </style:style>
    <style:style style:name="Дивиденды.D" style:family="table-column">
      <style:table-column-properties style:column-width="3.60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fb3eee" style:font-size-asian="14pt" style:font-size-complex="14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4pt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4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15" style:family="paragraph" style:parent-style-name="Standard">
      <style:text-properties fo:font-size="14pt" officeooo:paragraph-rsid="02cfe479" style:font-size-asian="14pt" style:font-name-complex="Times New Roman" style:font-size-complex="14pt"/>
    </style:style>
    <style:style style:name="P16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17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18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19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25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37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38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39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1" style:family="paragraph" style:parent-style-name="Standard">
      <style:text-properties fo:font-size="14pt" officeooo:paragraph-rsid="02792cb9" style:font-size-asian="14pt" style:font-size-complex="14pt"/>
    </style:style>
    <style:style style:name="P42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3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44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45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46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47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48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1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52" style:family="paragraph" style:parent-style-name="Standard">
      <style:text-properties fo:font-size="14pt" officeooo:paragraph-rsid="02c0df7b" style:font-size-asian="14pt" style:font-size-complex="14pt"/>
    </style:style>
    <style:style style:name="P53" style:family="paragraph" style:parent-style-name="Standard">
      <style:text-properties fo:font-size="14pt" officeooo:paragraph-rsid="02cabf9f" style:font-size-asian="14pt" style:font-size-complex="14pt"/>
    </style:style>
    <style:style style:name="P54" style:family="paragraph" style:parent-style-name="Standard">
      <style:text-properties fo:font-size="14pt" officeooo:rsid="0281ebe5" officeooo:paragraph-rsid="02edced2" style:font-size-asian="14pt" style:font-size-complex="14pt"/>
    </style:style>
    <style:style style:name="P55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57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58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59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60" style:family="paragraph" style:parent-style-name="Standard">
      <style:text-properties fo:color="#000000" fo:font-size="14pt" officeooo:rsid="029985bb" officeooo:paragraph-rsid="029985bb" style:font-size-asian="14pt" style:font-name-complex="Times New Roman" style:font-size-complex="14pt"/>
    </style:style>
    <style:style style:name="P61" style:family="paragraph" style:parent-style-name="Standard">
      <style:text-properties officeooo:rsid="02792cb9" officeooo:paragraph-rsid="02792cb9"/>
    </style:style>
    <style:style style:name="P62" style:family="paragraph" style:parent-style-name="Standard">
      <style:text-properties officeooo:rsid="0279c5f1" officeooo:paragraph-rsid="0279c5f1"/>
    </style:style>
    <style:style style:name="P63" style:family="paragraph" style:parent-style-name="Standard">
      <style:text-properties officeooo:paragraph-rsid="027a0132"/>
    </style:style>
    <style:style style:name="P64" style:family="paragraph" style:parent-style-name="Standard">
      <style:text-properties officeooo:paragraph-rsid="02bbaf43"/>
    </style:style>
    <style:style style:name="P65" style:family="paragraph" style:parent-style-name="Standard">
      <style:text-properties officeooo:paragraph-rsid="02cd92a8"/>
    </style:style>
    <style:style style:name="P66" style:family="paragraph" style:parent-style-name="Standard">
      <style:text-properties officeooo:paragraph-rsid="02cfe479"/>
    </style:style>
    <style:style style:name="P67" style:family="paragraph" style:parent-style-name="Standard">
      <style:text-properties officeooo:paragraph-rsid="02d4b363"/>
    </style:style>
    <style:style style:name="P68" style:family="paragraph" style:parent-style-name="Standard">
      <style:text-properties officeooo:paragraph-rsid="02daefa2"/>
    </style:style>
    <style:style style:name="P69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7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7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72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7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7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7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76" style:family="paragraph" style:parent-style-name="work">
      <style:text-properties fo:font-size="14pt" officeooo:paragraph-rsid="02f9d939" style:font-size-asian="14pt" style:font-size-complex="14pt"/>
    </style:style>
    <style:style style:name="P77" style:family="paragraph" style:parent-style-name="work">
      <style:text-properties fo:font-size="14pt" officeooo:paragraph-rsid="02fd636a" style:font-size-asian="14pt" style:font-size-complex="14pt"/>
    </style:style>
    <style:style style:name="P78" style:family="paragraph" style:parent-style-name="work">
      <style:text-properties fo:font-size="14pt" officeooo:rsid="02f9d939" officeooo:paragraph-rsid="02fb3eee" style:font-size-asian="14pt" style:font-size-complex="14pt"/>
    </style:style>
    <style:style style:name="P79" style:family="paragraph" style:parent-style-name="work">
      <style:text-properties fo:font-size="14pt" officeooo:rsid="02f9d939" officeooo:paragraph-rsid="02f9d939" style:font-size-asian="14pt" style:font-size-complex="14pt"/>
    </style:style>
    <style:style style:name="P80" style:family="paragraph" style:parent-style-name="work">
      <style:text-properties fo:font-size="14pt" officeooo:rsid="02fc0589" officeooo:paragraph-rsid="02fc0589" style:font-size-asian="14pt" style:font-size-complex="14pt"/>
    </style:style>
    <style:style style:name="P81" style:family="paragraph" style:parent-style-name="work">
      <style:text-properties fo:font-size="14pt" officeooo:paragraph-rsid="02fc0589" style:font-size-asian="14pt" style:font-size-complex="14pt"/>
    </style:style>
    <style:style style:name="P8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4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85" style:family="paragraph" style:parent-style-name="List_20_Paragraph" style:list-style-name="WW8Num3">
      <style:text-properties fo:font-size="14pt" style:font-size-asian="14pt" style:font-size-complex="14pt"/>
    </style:style>
    <style:style style:name="P86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87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88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89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90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91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92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93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94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95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96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97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98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99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00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01" style:family="paragraph" style:parent-style-name="List_20_Paragraph" style:list-style-name="WW8Num3">
      <style:text-properties fo:font-size="14pt" officeooo:rsid="02b31f93" officeooo:paragraph-rsid="02df1f00" style:font-size-asian="14pt" style:font-name-complex="Times New Roman" style:font-size-complex="14pt"/>
    </style:style>
    <style:style style:name="P102" style:family="paragraph" style:parent-style-name="TOC_20_Heading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P103" style:family="paragraph" style:parent-style-name="Heading_20_3">
      <style:text-properties officeooo:paragraph-rsid="01250649"/>
    </style:style>
    <style:style style:name="P104" style:family="paragraph" style:parent-style-name="Heading_20_3">
      <style:text-properties officeooo:paragraph-rsid="027a0132"/>
    </style:style>
    <style:style style:name="P105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106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7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8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9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10" style:family="paragraph" style:parent-style-name="Standard" style:list-style-name="L6">
      <style:text-properties fo:font-size="14pt" officeooo:rsid="02cfe479" officeooo:paragraph-rsid="02cfe479" style:font-size-asian="14pt" style:font-name-complex="Times New Roman" style:font-size-complex="14pt"/>
    </style:style>
    <style:style style:name="P111" style:family="paragraph" style:parent-style-name="Standard" style:list-style-name="L5">
      <style:text-properties officeooo:paragraph-rsid="02bbaf43"/>
    </style:style>
    <style:style style:name="P112" style:family="paragraph" style:parent-style-name="Standard">
      <style:text-properties officeooo:paragraph-rsid="02df18eb"/>
    </style:style>
    <style:style style:name="P113" style:family="paragraph" style:parent-style-name="Heading_20_1">
      <style:paragraph-properties fo:break-before="page"/>
      <style:text-properties officeooo:paragraph-rsid="01bba86f"/>
    </style:style>
    <style:style style:name="P114" style:family="paragraph" style:parent-style-name="Heading_20_1">
      <style:paragraph-properties fo:break-before="page"/>
      <style:text-properties style:font-size-complex="16pt"/>
    </style:style>
    <style:style style:name="P115" style:family="paragraph" style:parent-style-name="Heading_20_2">
      <style:text-properties officeooo:rsid="01c932b5"/>
    </style:style>
    <style:style style:name="P116" style:family="paragraph" style:parent-style-name="Heading_20_2">
      <style:text-properties officeooo:paragraph-rsid="027a0132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232e6a2" style:font-size-asian="14pt" style:font-size-complex="14pt"/>
    </style:style>
    <style:style style:name="T17" style:family="text">
      <style:text-properties fo:font-size="14pt" officeooo:rsid="02337a7f" style:font-size-asian="14pt" style:font-size-complex="14pt"/>
    </style:style>
    <style:style style:name="T18" style:family="text">
      <style:text-properties fo:font-size="14pt" officeooo:rsid="02353d14" style:font-size-asian="14pt" style:font-size-complex="14pt"/>
    </style:style>
    <style:style style:name="T19" style:family="text">
      <style:text-properties fo:font-size="14pt" officeooo:rsid="0235872c" style:font-size-asian="14pt" style:font-size-complex="14pt"/>
    </style:style>
    <style:style style:name="T20" style:family="text">
      <style:text-properties fo:font-size="14pt" officeooo:rsid="02372361" style:font-size-asian="14pt" style:font-size-complex="14pt"/>
    </style:style>
    <style:style style:name="T21" style:family="text">
      <style:text-properties fo:font-size="14pt" officeooo:rsid="02378b73" style:font-size-asian="14pt" style:font-size-complex="14pt"/>
    </style:style>
    <style:style style:name="T22" style:family="text">
      <style:text-properties fo:font-size="14pt" officeooo:rsid="0239255f" style:font-size-asian="14pt" style:font-size-complex="14pt"/>
    </style:style>
    <style:style style:name="T23" style:family="text">
      <style:text-properties fo:font-size="14pt" officeooo:rsid="023afe06" style:font-size-asian="14pt" style:font-size-complex="14pt"/>
    </style:style>
    <style:style style:name="T24" style:family="text">
      <style:text-properties fo:font-size="14pt" officeooo:rsid="023c5135" style:font-size-asian="14pt" style:font-size-complex="14pt"/>
    </style:style>
    <style:style style:name="T25" style:family="text">
      <style:text-properties fo:font-size="14pt" officeooo:rsid="023f950c" style:font-size-asian="14pt" style:font-size-complex="14pt"/>
    </style:style>
    <style:style style:name="T26" style:family="text">
      <style:text-properties fo:font-size="14pt" officeooo:rsid="02bbaf43" style:font-size-asian="14pt" style:font-size-complex="14pt"/>
    </style:style>
    <style:style style:name="T27" style:family="text">
      <style:text-properties fo:font-size="14pt" officeooo:rsid="02c2f7e4" style:font-size-asian="14pt" style:font-size-complex="14pt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3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3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3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5" style:family="text">
      <style:text-properties fo:color="#000000" fo:font-size="14pt" style:font-size-asian="14pt" style:font-name-complex="Times New Roman" style:font-size-complex="14pt"/>
    </style:style>
    <style:style style:name="T36" style:family="text">
      <style:text-properties fo:color="#000000" fo:font-size="14pt" officeooo:rsid="02792cb9" style:font-size-asian="14pt" style:font-name-complex="Times New Roman" style:font-size-complex="14pt"/>
    </style:style>
    <style:style style:name="T37" style:family="text">
      <style:text-properties fo:color="#000000" fo:font-size="14pt" officeooo:rsid="02798881" style:font-size-asian="14pt" style:font-name-complex="Times New Roman" style:font-size-complex="14pt"/>
    </style:style>
    <style:style style:name="T38" style:family="text">
      <style:text-properties fo:color="#000000" fo:font-size="14pt" officeooo:rsid="022ae880" style:font-size-asian="14pt" style:font-name-complex="Times New Roman" style:font-size-complex="14pt"/>
    </style:style>
    <style:style style:name="T39" style:family="text">
      <style:text-properties fo:color="#000000" fo:font-size="14pt" officeooo:rsid="027bac07" style:font-size-asian="14pt" style:font-name-complex="Times New Roman" style:font-size-complex="14pt"/>
    </style:style>
    <style:style style:name="T40" style:family="text">
      <style:text-properties fo:color="#000000" fo:font-size="14pt" officeooo:rsid="02cd92a8" style:font-size-asian="14pt" style:font-name-complex="Times New Roman" style:font-size-complex="14pt"/>
    </style:style>
    <style:style style:name="T41" style:family="text">
      <style:text-properties fo:color="#000000" fo:font-size="14pt" officeooo:rsid="02e8e47a" style:font-size-asian="14pt" style:font-name-complex="Times New Roman" style:font-size-complex="14pt"/>
    </style:style>
    <style:style style:name="T42" style:family="text">
      <style:text-properties fo:color="#000000" fo:font-size="14pt" officeooo:rsid="02e9aff7" style:font-size-asian="14pt" style:font-name-complex="Times New Roman" style:font-size-complex="14pt"/>
    </style:style>
    <style:style style:name="T43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4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45" style:family="text">
      <style:text-properties fo:color="#000000" officeooo:rsid="024b1b44" style:font-name-complex="Times New Roman"/>
    </style:style>
    <style:style style:name="T46" style:family="text">
      <style:text-properties fo:color="#000000" officeooo:rsid="024cee70" style:font-name-complex="Times New Roman"/>
    </style:style>
    <style:style style:name="T47" style:family="text">
      <style:text-properties style:font-size-complex="16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29e369d" style:font-style-asian="italic" style:font-style-complex="italic"/>
    </style:style>
    <style:style style:name="T50" style:family="text">
      <style:text-properties fo:font-style="italic" officeooo:rsid="028382ca" style:font-style-asian="italic" style:font-style-complex="italic"/>
    </style:style>
    <style:style style:name="T51" style:family="text">
      <style:text-properties fo:font-style="normal" officeooo:rsid="01f29e97" style:font-style-asian="normal" style:font-style-complex="normal"/>
    </style:style>
    <style:style style:name="T52" style:family="text">
      <style:text-properties fo:font-style="normal" officeooo:rsid="01f4034a" style:font-style-asian="normal" style:font-style-complex="normal"/>
    </style:style>
    <style:style style:name="T53" style:family="text">
      <style:text-properties fo:font-style="normal" officeooo:rsid="01f5c617" style:font-style-asian="normal" style:font-style-complex="normal"/>
    </style:style>
    <style:style style:name="T54" style:family="text">
      <style:text-properties fo:font-style="normal" officeooo:rsid="01f5fdf6" style:font-style-asian="normal" style:font-style-complex="normal"/>
    </style:style>
    <style:style style:name="T55" style:family="text">
      <style:text-properties fo:font-style="normal" officeooo:rsid="0297fb46" style:font-style-asian="normal" style:font-style-complex="normal"/>
    </style:style>
    <style:style style:name="T56" style:family="text">
      <style:text-properties fo:font-style="normal" officeooo:rsid="029ae665" style:font-style-asian="normal" style:font-style-complex="normal"/>
    </style:style>
    <style:style style:name="T57" style:family="text">
      <style:text-properties fo:font-style="normal" officeooo:rsid="029c7f2f" style:font-style-asian="normal" style:font-style-complex="normal"/>
    </style:style>
    <style:style style:name="T58" style:family="text">
      <style:text-properties fo:font-style="normal" officeooo:rsid="029e369d" style:font-style-asian="normal" style:font-style-complex="normal"/>
    </style:style>
    <style:style style:name="T59" style:family="text">
      <style:text-properties officeooo:rsid="01171ac3"/>
    </style:style>
    <style:style style:name="T60" style:family="text">
      <style:text-properties officeooo:rsid="01174035"/>
    </style:style>
    <style:style style:name="T61" style:family="text">
      <style:text-properties officeooo:rsid="0119af62"/>
    </style:style>
    <style:style style:name="T62" style:family="text">
      <style:text-properties officeooo:rsid="011b5719"/>
    </style:style>
    <style:style style:name="T63" style:family="text">
      <style:text-properties officeooo:rsid="01203174"/>
    </style:style>
    <style:style style:name="T64" style:family="text">
      <style:text-properties officeooo:rsid="01221b0d"/>
    </style:style>
    <style:style style:name="T65" style:family="text">
      <style:text-properties officeooo:rsid="01271185"/>
    </style:style>
    <style:style style:name="T66" style:family="text">
      <style:text-properties officeooo:rsid="0127fa02"/>
    </style:style>
    <style:style style:name="T67" style:family="text">
      <style:text-properties officeooo:rsid="0133efc5"/>
    </style:style>
    <style:style style:name="T68" style:family="text">
      <style:text-properties officeooo:rsid="01399efb"/>
    </style:style>
    <style:style style:name="T69" style:family="text">
      <style:text-properties officeooo:rsid="0141461f"/>
    </style:style>
    <style:style style:name="T70" style:family="text">
      <style:text-properties officeooo:rsid="0144f968"/>
    </style:style>
    <style:style style:name="T71" style:family="text">
      <style:text-properties officeooo:rsid="014a5d30"/>
    </style:style>
    <style:style style:name="T72" style:family="text">
      <style:text-properties officeooo:rsid="0180e82c"/>
    </style:style>
    <style:style style:name="T73" style:family="text">
      <style:text-properties officeooo:rsid="01c4d885"/>
    </style:style>
    <style:style style:name="T74" style:family="text">
      <style:text-properties officeooo:rsid="01caa411"/>
    </style:style>
    <style:style style:name="T75" style:family="text">
      <style:text-properties officeooo:rsid="01cb33e8"/>
    </style:style>
    <style:style style:name="T76" style:family="text">
      <style:text-properties officeooo:rsid="01ed85e4"/>
    </style:style>
    <style:style style:name="T77" style:family="text">
      <style:text-properties officeooo:rsid="01ef590e"/>
    </style:style>
    <style:style style:name="T78" style:family="text">
      <style:text-properties officeooo:rsid="01f7b2d0"/>
    </style:style>
    <style:style style:name="T79" style:family="text">
      <style:text-properties officeooo:rsid="01f91dba"/>
    </style:style>
    <style:style style:name="T80" style:family="text">
      <style:text-properties officeooo:rsid="0206155c"/>
    </style:style>
    <style:style style:name="T81" style:family="text">
      <style:text-properties officeooo:rsid="021a1884"/>
    </style:style>
    <style:style style:name="T82" style:family="text">
      <style:text-properties officeooo:rsid="02200273"/>
    </style:style>
    <style:style style:name="T83" style:family="text">
      <style:text-properties officeooo:rsid="022ddff9"/>
    </style:style>
    <style:style style:name="T84" style:family="text">
      <style:text-properties officeooo:rsid="022f5058"/>
    </style:style>
    <style:style style:name="T85" style:family="text">
      <style:text-properties officeooo:rsid="0231b9a3"/>
    </style:style>
    <style:style style:name="T86" style:family="text">
      <style:text-properties officeooo:rsid="023ff377"/>
    </style:style>
    <style:style style:name="T87" style:family="text">
      <style:text-properties officeooo:rsid="02428b1c"/>
    </style:style>
    <style:style style:name="T88" style:family="text">
      <style:text-properties officeooo:rsid="02442c79"/>
    </style:style>
    <style:style style:name="T89" style:family="text">
      <style:text-properties officeooo:rsid="02455340"/>
    </style:style>
    <style:style style:name="T90" style:family="text">
      <style:text-properties officeooo:rsid="02473d20"/>
    </style:style>
    <style:style style:name="T91" style:family="text">
      <style:text-properties officeooo:rsid="02557c5f"/>
    </style:style>
    <style:style style:name="T92" style:family="text">
      <style:text-properties officeooo:rsid="02561ff1"/>
    </style:style>
    <style:style style:name="T93" style:family="text">
      <style:text-properties officeooo:rsid="02580e51"/>
    </style:style>
    <style:style style:name="T94" style:family="text">
      <style:text-properties officeooo:rsid="025f4454"/>
    </style:style>
    <style:style style:name="T95" style:family="text">
      <style:text-properties officeooo:rsid="025f6780"/>
    </style:style>
    <style:style style:name="T96" style:family="text">
      <style:text-properties officeooo:rsid="0262119a"/>
    </style:style>
    <style:style style:name="T97" style:family="text">
      <style:text-properties officeooo:rsid="0262a986"/>
    </style:style>
    <style:style style:name="T98" style:family="text">
      <style:text-properties officeooo:rsid="0262e899"/>
    </style:style>
    <style:style style:name="T99" style:family="text">
      <style:text-properties officeooo:rsid="0266bf3f"/>
    </style:style>
    <style:style style:name="T100" style:family="text">
      <style:text-properties officeooo:rsid="026b8cd2"/>
    </style:style>
    <style:style style:name="T101" style:family="text">
      <style:text-properties officeooo:rsid="0271cd1c"/>
    </style:style>
    <style:style style:name="T102" style:family="text">
      <style:text-properties officeooo:rsid="02721c60"/>
    </style:style>
    <style:style style:name="T103" style:family="text">
      <style:text-properties officeooo:rsid="013a4a8f"/>
    </style:style>
    <style:style style:name="T104" style:family="text">
      <style:text-properties officeooo:rsid="02736f74"/>
    </style:style>
    <style:style style:name="T105" style:family="text">
      <style:text-properties officeooo:rsid="0275618e"/>
    </style:style>
    <style:style style:name="T106" style:family="text">
      <style:text-properties officeooo:rsid="027a0132"/>
    </style:style>
    <style:style style:name="T107" style:family="text">
      <style:text-properties officeooo:rsid="027a33a4"/>
    </style:style>
    <style:style style:name="T108" style:family="text">
      <style:text-properties officeooo:rsid="027b67b0"/>
    </style:style>
    <style:style style:name="T109" style:family="text">
      <style:text-properties officeooo:rsid="01168d43"/>
    </style:style>
    <style:style style:name="T110" style:family="text">
      <style:text-properties officeooo:rsid="027f8717"/>
    </style:style>
    <style:style style:name="T111" style:family="text">
      <style:text-properties officeooo:rsid="0280bc21"/>
    </style:style>
    <style:style style:name="T112" style:family="text">
      <style:text-properties officeooo:rsid="011e8988"/>
    </style:style>
    <style:style style:name="T113" style:family="text">
      <style:text-properties officeooo:rsid="0281ebe5"/>
    </style:style>
    <style:style style:name="T114" style:family="text">
      <style:text-properties officeooo:rsid="028382ca"/>
    </style:style>
    <style:style style:name="T115" style:family="text">
      <style:text-properties officeooo:rsid="028546da"/>
    </style:style>
    <style:style style:name="T116" style:family="text">
      <style:text-properties officeooo:rsid="02863b4f"/>
    </style:style>
    <style:style style:name="T117" style:family="text">
      <style:text-properties officeooo:rsid="02867e23"/>
    </style:style>
    <style:style style:name="T118" style:family="text">
      <style:text-properties officeooo:rsid="0286f96a"/>
    </style:style>
    <style:style style:name="T119" style:family="text">
      <style:text-properties officeooo:rsid="02913b1a"/>
    </style:style>
    <style:style style:name="T120" style:family="text">
      <style:text-properties officeooo:rsid="029329f6"/>
    </style:style>
    <style:style style:name="T121" style:family="text">
      <style:text-properties officeooo:rsid="0294f2f3"/>
    </style:style>
    <style:style style:name="T122" style:family="text">
      <style:text-properties officeooo:rsid="0295d4f1"/>
    </style:style>
    <style:style style:name="T123" style:family="text">
      <style:text-properties officeooo:rsid="0297fb46"/>
    </style:style>
    <style:style style:name="T124" style:family="text">
      <style:text-properties officeooo:rsid="02980faa"/>
    </style:style>
    <style:style style:name="T125" style:family="text">
      <style:text-properties officeooo:rsid="029985bb"/>
    </style:style>
    <style:style style:name="T126" style:family="text">
      <style:text-properties officeooo:rsid="029cd8e2"/>
    </style:style>
    <style:style style:name="T127" style:family="text">
      <style:text-properties officeooo:rsid="029e369d"/>
    </style:style>
    <style:style style:name="T128" style:family="text">
      <style:text-properties officeooo:rsid="02a06d79"/>
    </style:style>
    <style:style style:name="T129" style:family="text">
      <style:text-properties officeooo:rsid="02a0ae90"/>
    </style:style>
    <style:style style:name="T130" style:family="text">
      <style:text-properties officeooo:rsid="02a221c1"/>
    </style:style>
    <style:style style:name="T131" style:family="text">
      <style:text-properties officeooo:rsid="02a32e44"/>
    </style:style>
    <style:style style:name="T132" style:family="text">
      <style:text-properties officeooo:rsid="02a74523"/>
    </style:style>
    <style:style style:name="T133" style:family="text">
      <style:text-properties officeooo:rsid="02a87d55"/>
    </style:style>
    <style:style style:name="T134" style:family="text">
      <style:text-properties officeooo:rsid="02abfea2"/>
    </style:style>
    <style:style style:name="T135" style:family="text">
      <style:text-properties officeooo:rsid="02ad9cde"/>
    </style:style>
    <style:style style:name="T136" style:family="text">
      <style:text-properties officeooo:rsid="02b072b0"/>
    </style:style>
    <style:style style:name="T137" style:family="text">
      <style:text-properties officeooo:rsid="02b4c101"/>
    </style:style>
    <style:style style:name="T138" style:family="text">
      <style:text-properties officeooo:rsid="02b4e7d8"/>
    </style:style>
    <style:style style:name="T139" style:family="text">
      <style:text-properties officeooo:rsid="02b6bb1e"/>
    </style:style>
    <style:style style:name="T140" style:family="text">
      <style:text-properties officeooo:rsid="02b91379"/>
    </style:style>
    <style:style style:name="T141" style:family="text">
      <style:text-properties officeooo:rsid="02bc2e46"/>
    </style:style>
    <style:style style:name="T142" style:family="text">
      <style:text-properties officeooo:rsid="02c0df7b"/>
    </style:style>
    <style:style style:name="T143" style:family="text">
      <style:text-properties officeooo:rsid="02c4723e"/>
    </style:style>
    <style:style style:name="T144" style:family="text">
      <style:text-properties officeooo:rsid="02c92dd5"/>
    </style:style>
    <style:style style:name="T145" style:family="text">
      <style:text-properties officeooo:rsid="02df1f00"/>
    </style:style>
    <style:style style:name="T146" style:family="text">
      <style:text-properties officeooo:rsid="02ebc4a9"/>
    </style:style>
    <style:style style:name="T147" style:family="text">
      <style:text-properties officeooo:rsid="02f051ef"/>
    </style:style>
    <style:style style:name="T148" style:family="text">
      <style:text-properties officeooo:rsid="02f2447b"/>
    </style:style>
    <style:style style:name="T149" style:family="text">
      <style:text-properties officeooo:rsid="02f40f94"/>
    </style:style>
    <style:style style:name="T150" style:family="text">
      <style:text-properties officeooo:rsid="02f5af2d"/>
    </style:style>
    <style:style style:name="T151" style:family="text">
      <style:text-properties officeooo:rsid="02f9d939"/>
    </style:style>
    <style:style style:name="T152" style:family="text">
      <style:text-properties officeooo:rsid="027d9b82"/>
    </style:style>
    <style:style style:name="T153" style:family="text">
      <style:text-properties officeooo:rsid="0125f0fe"/>
    </style:style>
    <style:style style:name="T154" style:family="text">
      <style:text-properties officeooo:rsid="014f7933"/>
    </style:style>
    <style:style style:name="T155" style:family="text">
      <style:text-properties officeooo:rsid="02fc0589"/>
    </style:style>
    <style:style style:name="T156" style:family="text">
      <style:text-properties style:font-name-complex="Times New Roman"/>
    </style:style>
    <style:style style:name="T157" style:family="text">
      <style:text-properties officeooo:rsid="02fc0589" style:font-name-complex="Times New Roman"/>
    </style:style>
    <style:style style:name="T158" style:family="text">
      <style:text-properties officeooo:rsid="02fd636a" style:font-name-complex="Times New Roman"/>
    </style:style>
    <style:style style:name="T159" style:family="text">
      <style:text-properties officeooo:rsid="02fd636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bookmark-start text:name="__RefHeading__73_1326476611"/>ОГЛАВЛЕНИЕ<text:bookmark-end text:name="__RefHeading__73_1326476611"/></text:p>
      <text:p text:style-name="P12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83"><text:a xlink:type="simple" xlink:href="#__RefHeading__73_1326476611" text:style-name="Index_20_Link" text:visited-style-name="Index_20_Link">ОГЛАВЛЕНИЕ<text:tab/>1</text:a></text:p>
          <text:p text:style-name="P83"><text:a xlink:type="simple" xlink:href="#__RefHeading__77_1326476611" text:style-name="Index_20_Link" text:visited-style-name="Index_20_Link">ГЛАВА 1. ИНВЕСТИЦИИ.<text:tab/>2</text:a></text:p>
          <text:p text:style-name="P82"><text:a xlink:type="simple" xlink:href="#__RefHeading___Toc142_1574039482" text:style-name="Index_20_Link" text:visited-style-name="Index_20_Link">1.1. Основные типы инвестиций и их классификация<text:tab/>2</text:a></text:p>
          <text:p text:style-name="P82"><text:a xlink:type="simple" xlink:href="#__RefHeading___Toc2078_795193529" text:style-name="Index_20_Link" text:visited-style-name="Index_20_Link">1.2. Инвестиции в ценные бумаги<text:tab/>3</text:a></text:p>
          <text:p text:style-name="P82"><text:a xlink:type="simple" xlink:href="#__RefHeading___Toc1809_1435979290" text:style-name="Index_20_Link" text:visited-style-name="Index_20_Link">1.3. Инвестиционный процесс<text:tab/>16</text:a></text:p>
          <text:p text:style-name="P82"><text:a xlink:type="simple" xlink:href="#__RefHeading___Toc3177_1360820806" text:style-name="Index_20_Link" text:visited-style-name="Index_20_Link">Выводы по главе<text:tab/>21</text:a></text:p>
          <text:p text:style-name="P83"><text:a xlink:type="simple" xlink:href="#__RefHeading__105_1326476611" text:style-name="Index_20_Link" text:visited-style-name="Index_20_Link">СПИСОК ИСПОЛЬЗОВАННОЙ ЛИТЕРАТУРЫ<text:tab/>24</text:a></text:p>
        </text:index-body>
      </text:table-of-content>
      <text:p text:style-name="P2"/>
      <text:section text:style-name="Sect2" text:name="Section1">
        <text:p text:style-name="P55"/>
        <text:h text:style-name="Heading_20_1" text:outline-level="1"/>
        <text:h text:style-name="P113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73">1</text:span>. Основные типы инвестиций и их классификация<text:bookmark-end text:name="__RefHeading___Toc142_1574039482"/></text:h>
        <text:p text:style-name="P59">Инвестиция — это текущее вложение денег с целью извлечения будущей прибыли. </text:p>
        <text:p text:style-name="P57">Инвестиции можно условно разделить на два типа, согласно объекту инвестирования [3]:</text:p>
        <text:list xml:id="list7959319589870441762" text:style-name="L1">
          <text:list-item>
            <text:p text:style-name="P105">реальные инвестиции</text:p>
          </text:list-item>
          <text:list-item>
            <text:p text:style-name="P105">финансовые инвестиции</text:p>
          </text:list-item>
        </text:list>
        <text:p text:style-name="P65"><text:span text:style-name="T43">Реальные инвестиции</text:span><text:span text:style-name="T35"> (real investments) </text:span><text:span text:style-name="T36">обычно </text:span><text:span text:style-name="T41">представляют собой</text:span><text:span text:style-name="T36"> </text:span><text:span text:style-name="T41">вложения</text:span><text:span text:style-name="T36"> в какой-либо тип материально осязаемых активов, таких, как земля, недвижимость, <text:s/>драгоценные металлы, </text:span><text:span text:style-name="T40">антикварные п</text:span><text:span text:style-name="T36">редметы и пр. </text:span></text:p>
        <text:p text:style-name="P61"><text:span text:style-name="T43">Финансовые инвестиции</text:span><text:span text:style-name="T35"> (financial investments) представляют собой контракты, записанные на бумаге </text:span><text:span text:style-name="T41">(а в настоящий момент, скорее, являющиеся записью в электронных информационных системах)</text:span><text:span text:style-name="T35">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</text:span><text:span text:style-name="T42">ию</text:span><text:span text:style-name="T35"> институт</text:span><text:span text:style-name="T42">ов</text:span><text:span text:style-name="T35"> финансового инвестирования, большая часть инвестиций представлена финансовыми инвестициями. </text:span><text:span text:style-name="T37"><text:s/></text:span></text:p>
        <text:p text:style-name="P62"><text:span text:style-name="T36">О</text:span><text:span text:style-name="T35">сновным объектом финансовой инвестиции является ценная бумага. </text:span><text:span text:style-name="T44">Ценная бумага</text:span><text:span text:style-name="T38">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39">Различные типы ценных бумаг, а также их основные особенности будут рассмотрены в следующем разделе.</text:span></text:p>
        <text:p text:style-name="P58"/>
        <text:p text:style-name="P58"/>
        <text:p text:style-name="P41"/>
        <text:h text:style-name="P115" text:outline-level="2"><text:bookmark-start text:name="__RefHeading___Toc2078_795193529"/><text:soft-page-break/>1.2. Инвестиции в ценные бумаги<text:bookmark-end text:name="__RefHeading___Toc2078_795193529"/></text:h>
        <text:h text:style-name="Heading_20_3" text:outline-level="3"><text:bookmark-start text:name="__RefHeading___Toc2080_795193529"/><text:span text:style-name="T74">1.2.1. </text:span>Типы ценных бумаг <text:bookmark-end text:name="__RefHeading___Toc2080_795193529"/></text:h>
        <text:p text:style-name="P42"><text:span text:style-name="T59">С</text:span>огласно [3], можно выделить три основных типа ценных бумаг, которые могут выступать в качестве объекта инвестирования:</text:p>
        <text:list xml:id="list4686914986783545086" text:style-name="L2">
          <text:list-item>
            <text:p text:style-name="P106">Казначейские векселя</text:p>
          </text:list-item>
          <text:list-item>
            <text:p text:style-name="P106">Долгосрочные казначейские и корпоративные облигации</text:p>
          </text:list-item>
          <text:list-item>
            <text:p text:style-name="P106">Обыкновенные акции</text:p>
          </text:list-item>
        </text:list>
        <text:h text:style-name="P103" text:outline-level="3">Казначейские векселя </text:h>
        <text:p text:style-name="P43"><text:span text:style-name="T48">Казначейские векселя</text:span> являются ценными бумагами, подтверждающими <text:span text:style-name="T109">предоставление краткосрочного кредита Казначейству США. Вследствие того, что</text:span> р<text:span text:style-name="T109">иск нарушения обязательств по выплате такого кредита </text:span>весьма <text:span text:style-name="T109">незначителен (Соединенные Штаты Америки, как известно, ни разу не объявляли </text:span>государственный <text:span text:style-name="T109">дефолт), </text:span>данные ценные бумаги являются хорошим инвестиционным средством с точки зрения риска, <text:span text:style-name="T110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03" text:outline-level="3">Долгосрочные <text:span text:style-name="T60">казначейские и корпоративные </text:span>облигации</text:h>
        <text:p text:style-name="P54"><text:span text:style-name="T50">О</text:span><text:span text:style-name="T48">блигаци</text:span><text:span text:style-name="T50">и</text:span> <text:span text:style-name="T115">(bonds) являются</text:span> долгосрочн<text:span text:style-name="T114">ым</text:span> обязательство<text:span text:style-name="T114">м</text:span> со стороны эмитента перед инвестором (т. е. <text:span text:style-name="T146">к</text:span>редитором). </text:p>
        <text:p text:style-name="P54"><text:span text:style-name="T146">О</text:span>бязательство <text:span text:style-name="T146">перед инвестором заключается</text:span>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15">[3]</text:span>. <text:span text:style-name="T116">Из-за наличия купонных платежей, облигации также называют ценными бумагами с фиксированным доходом (fixed income securities).</text:span></text:p>
        <text:p text:style-name="P44"><text:soft-page-break/><text:span text:style-name="T111">Долгосрочные </text:span>казначейски<text:span text:style-name="T111">е</text:span> облигаци<text:span text:style-name="T111">и</text:span> (или бонд<text:span text:style-name="T111">ы, bonds) <text:s/>являются ценными бумагами, подтверждающими предоставление кредита Казначейству США сроком </text:span>примерно на 20 лет. <text:span text:style-name="T112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45">Корпоративные облигации (или корпоративные бонды) <text:span text:style-name="T115">соответственно, </text:span>являются ценными бумагами, подтверждающими предоставление кредита <text:span text:style-name="T61">наиболее надежным американским компаниям, выпускающими данные облигации, </text:span>сроком также на 20 лет.</text:p>
        <text:p text:style-name="P46">Согласно <text:span text:style-name="T113">таблице 1,</text:span> доходность корпоративных облигаций в период с 1926 по 2013 год составила <text:span text:style-name="T63">в среднем 6,0% годовых со стандартным отклонением <text:s/>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103" text:outline-level="3">Обыкновенные акции</text:h>
        <text:p text:style-name="P18"><text:span text:style-name="T48">Обыкновенные акции</text:span> <text:span text:style-name="T117">(common stocks) являются ц</text:span>енны<text:span text:style-name="T117">ми</text:span> бумаг<text:span text:style-name="T117">ами</text:span>, обеспеченны<text:span text:style-name="T117">ми</text:span> акционерным капиталом компани<text:span text:style-name="T117">и (акционерного общества)</text:span>, и <text:span text:style-name="T117">представляют собой право на совладение корпорацией [3]. </text:span>Каждая обыкновенная акция дает её <text:span text:style-name="T117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17">Две самые важные характеристики обыкновенной акции как объекта инвестиции в ценные бумаги — это оста<text:span text:style-name="T65">точное правопритязание и ограниченная ответственность акционера [11].</text:span></text:p>
        <text:p text:style-name="P19">Остаточное правопритязание означает, что акционеры стоят последними в очереди тех, кто имеет право на имущество и доход данной <text:soft-page-break/>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66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47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18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48">Важной особенностью обыкновенных акций является <text:span text:style-name="T125">осуществление наличных </text:span>выплат <text:span text:style-name="T125">акционерам, которые называются </text:span>дивиденд<text:span text:style-name="T125">ами (dividends)</text:span>. <text:span text:style-name="T45">Дивиденды — это часть прибыли компании, котора</text:span><text:span text:style-name="T46">я</text:span><text:span text:style-name="T45"> </text:span><text:span text:style-name="T46">выплачивается</text:span><text:span text:style-name="T45"> акционерам </text:span><text:span text:style-name="T46">(обычно это производится ежегодно или ежеквартально)</text:span><text:span text:style-name="T45"> в соответствии с их долей акций. </text:span><text:span text:style-name="T46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</text:span><text:soft-page-break/><text:span text:style-name="T46">уже прошел, наоборот, часто прибегают к выплате дивидендов, чтобы повысить привлекательность своих акций для инвесторов. </text:span></text:p>
        <text:p text:style-name="P60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16">В <text:span text:style-name="T119">силу того, что <text:s/></text:span>курсы покупки и продажи акций колеблются достаточно сильно, годовая доходность <text:span text:style-name="T120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64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0">Таблица <text:span text:style-name="T146">1 — </text:span><text:s/>Доходность и стандартное отклонение различных ценных бумаг в период с 1926 по 2013 год. Под небольшими компаниями <text:span text:style-name="T62">понимаются компании с рыночной капитализацией менее $630 млн. </text:span>Источник — [9].</text:p>
        <text:h text:style-name="Heading_20_3" text:outline-level="3"><text:bookmark-start text:name="__RefHeading___Toc2284_99562824"/><text:span text:style-name="T75">1.2.2. </text:span>Оценка акций<text:bookmark-end text:name="__RefHeading___Toc2284_99562824"/></text:h>
        <text:p text:style-name="P28"><text:span text:style-name="T121">Существуют</text:span> различные виды стоимостных оценок акций, <text:span text:style-name="T121">которые используются в процессе анализа рынка ценных бумаг в ходе принятия инвестиционных решений [11]:</text:span></text:p>
        <text:list xml:id="list8686763149515412785" text:style-name="L3">
          <text:list-item>
            <text:p text:style-name="P107">номинальная стоимость </text:p>
          </text:list-item>
          <text:list-item>
            <text:p text:style-name="P107"><text:soft-page-break/>эмиссионная стоимость (цена <text:span text:style-name="T122">первичного </text:span>размещения)</text:p>
          </text:list-item>
          <text:list-item>
            <text:p text:style-name="P107">рыночная (курсовая) стоимость</text:p>
          </text:list-item>
          <text:list-item>
            <text:p text:style-name="P107">ликвидационная стоимость привилегированных акций</text:p>
          </text:list-item>
          <text:list-item>
            <text:p text:style-name="P107">бухгалтерская (балансовая, книжная) стоимость</text:p>
          </text:list-item>
        </text:list>
        <text:p text:style-name="P29"><text:span text:style-name="T48">Номинальная стоимость</text:span> <text:span text:style-name="T124">(par value) </text:span>акции определяется <text:span text:style-name="T77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56">Эмиссионная стоимость (цена <text:span text:style-name="T123">первичного </text:span>размещения) <text:span text:style-name="T51">акции — цена, по которой реализуются акции </text:span><text:span text:style-name="T55">в ходе первичного размещения акций на фондовом рынке</text:span><text:span text:style-name="T51">. </text:span><text:span text:style-name="T52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53">(в то время как в процессе обращения на вторичном рынке цена сделки по купле-продажи акций может быть выше или ниже </text:span><text:soft-page-break/><text:span text:style-name="T53">номинальной). </text:span><text:span text:style-name="T54">Компания, определяя цену размещения, ориентируется на рыночные котировки акций, </text:span><text:span text:style-name="T57">выпуск акций</text:span><text:span text:style-name="T54"> состоится только в том случае, если инвесторы сочтут цену размещения справедливой и купят выпущенные акции, </text:span><text:span text:style-name="T56">поэтому компании</text:span><text:span text:style-name="T54"> заинтересованы в повышении формируемых на рынке цен на свои акции.</text:span></text:p>
        <text:p text:style-name="P27"><text:span text:style-name="T48">Рыночная стоимость </text:span>акции <text:span text:style-name="T131">(market value) </text:span>— <text:span text:style-name="T78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49">Рыночная стоимость акций <text:span text:style-name="T126">используется при вычислении <text:s/></text:span>капитализации компании — основным <text:span text:style-name="T126">показателем</text:span> ценности <text:span text:style-name="T126">данной </text:span>компании на рынке. <text:span text:style-name="T126">Величина капитализации </text:span>определяется умножением рыночн<text:span text:style-name="T127">ой</text:span> стоимост<text:span text:style-name="T127">и</text:span> <text:s/>акций, находящихся в обращении <text:span text:style-name="T126">на вторичном рынке</text:span>, на их <text:span text:style-name="T126">совокупное число.</text:span></text:p>
        <text:p text:style-name="P30"><text:span text:style-name="T58">Для привилегированные акций существует понятие л</text:span><text:span text:style-name="T48">иквидационн</text:span><text:span text:style-name="T49">ой</text:span><text:span text:style-name="T48"> стоимост</text:span><text:span text:style-name="T49">и</text:span><text:span text:style-name="T58">, которое </text:span><text:span text:style-name="T79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0">С течением времени <text:span text:style-name="T129">акционерное общество</text:span> получает доход, большая часть которого выплачивается кредиторам (в качестве процентов) и <text:soft-page-break/>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48">бухгалтерскую (балансовую) стоимость</text:span> акционерного капитала (book value of the equity) <text:span text:style-name="T129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28">находящихся в обращении.</text:span></text:p>
        <text:p text:style-name="P51">Важным показателем компании <text:span text:style-name="T131">в частности</text:span> и фондового рынка <text:span text:style-name="T131">в целом </text:span>является соотношение «балансовая стоимость / рыночная стоимость» <text:span text:style-name="T131">(«book value / market value», или BV/MV)</text:span>. <text:span text:style-name="T80">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72">Во-первых, инвесторы готовы переплачивать за то, что они покупают акции <text:span text:style-name="T132">работающего</text:span> предприятия, <text:span text:style-name="T132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73">Во-вторых, <text:span text:style-name="T133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33">щих</text:span> получить некоторый доход в будущем. <text:span text:style-name="T133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</text:span><text:soft-page-break/><text:span text:style-name="T133">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74">Однако, когда <text:span text:style-name="T134">в</text:span> результате опережающего роста цен на акции относительно реальных темпов развития экономики <text:span text:style-name="T130">соотношение рыночной стоимости и балансовой стоимости </text:span><text:s/>становится чрезвычайно большим, <text:span text:style-name="T134">на </text:span>фондов<text:span text:style-name="T134">ом </text:span>рынк<text:span text:style-name="T134">е</text:span> <text:span text:style-name="T134">может </text:span>создат<text:span text:style-name="T134">ь</text:span>ся так называемый «мыльный пузырь» <text:span text:style-name="T135">(Stock market bubble)</text:span>. </text:p>
        <text:p text:style-name="P74"/>
        <text:p text:style-name="P75"><text:span text:style-name="T136">При наличии «пузыря» на фондовом рынке, </text:span>стабильность <text:span text:style-name="T136">его </text:span>может быть нарушена под влиянием <text:span text:style-name="T136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36">ы</text:span> <text:span text:style-name="T136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</text:span><text:soft-page-break/><text:span text:style-name="T136">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71">Эффект мыльного пузыря, <text:span text:style-name="T137">при котором</text:span> фондовый рынок <text:span text:style-name="T137">рос</text:span> <text:span text:style-name="T137">быстрее</text:span> реальн<text:span text:style-name="T137">ого</text:span> сектор<text:span text:style-name="T137">а экономики,</text:span> вновь проявился в <text:s/>США в 1990 годы. За период с 1990 по 1999 год индекс Доу-Джонса, который <text:span text:style-name="T137">является</text:span> <text:span text:style-name="T137">индикатором </text:span>стоимости акций 30 ведущих американских компаний, увеличился в 4,7 раза, а валовый внутренний продукт <text:span text:style-name="T137">США </text:span>за этот период вырос только в 1,3 раза. <text:span text:style-name="T138">Возникший экономический пузырь, названный «пузырем доткомов», схлопнулся </text:span>в <text:span text:style-name="T138">марте </text:span>2000 год<text:span text:style-name="T138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38">[11]</text:span>. </text:p>
        <text:p text:style-name="P70">Еще более значительно индекс Доу-Джонса упал во время мирового финансового кризиса <text:span text:style-name="T140">2008 года</text:span>, <text:span text:style-name="T140">обусловленного ипотечным пузырем в США</text:span>. С максимального значения <text:span text:style-name="T140">в </text:span>14164 пункта, достигнутого индексом в 2007 году, индекс снизился до 6547 пунктов в 2009 году, <text:span text:style-name="T81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Heading_20_3" text:outline-level="3"><text:bookmark-start text:name="__RefHeading___Toc2286_99562824"/><text:soft-page-break/><text:span text:style-name="T76">1.2.3. </text:span>Доходность акций<text:bookmark-end text:name="__RefHeading___Toc2286_99562824"/></text:h>
        <text:p text:style-name="P22"><text:span text:style-name="T86">Инвестируя в</text:span> <text:span text:style-name="T86">те или иные акции различных компаний</text:span>, инвестор предполагает получить <text:span text:style-name="T86">доход от этого вложения. Выделяют два различных типа такого рода дохода [11]:</text:span></text:p>
        <text:list xml:id="list1214466205855981791" text:style-name="L4">
          <text:list-item>
            <text:p text:style-name="P108">дивиденды</text:p>
          </text:list-item>
          <text:list-item>
            <text:p text:style-name="P108">прирост курсовой стоимости акций</text:p>
          </text:list-item>
        </text:list>
        <text:p text:style-name="P21"><text:span text:style-name="T87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1"><text:span text:style-name="T89">Д</text:span>ивидендная <text:span text:style-name="T89">(текущая)</text:span> доходность характеризуется <text:span text:style-name="T88">отношением </text:span>размер<text:span text:style-name="T88">а</text:span> годовых дивидендных выплат к цене акции. <text:span text:style-name="T88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3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90">б инвестировании в данные</text:span> акци<text:span text:style-name="T90">и</text:span>. <text:span text:style-name="T67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1"><text:span text:style-name="T92">Однако, п</text:span>олучаемые дивиденды <text:span text:style-name="T92">являются лишь небольшой частью дохода от владения акциями данной компании. К примеру, в таблице 2 указан </text:span><text:soft-page-break/><text:span text:style-name="T92">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ext:soft-page-break/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3">Таблица <text:span text:style-name="T147">2 —</text:span>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2"><text:span text:style-name="T93">И</text:span>з таблицы <text:span text:style-name="T147">2</text:span> <text:span text:style-name="T93">в</text:span>идно, что<text:span text:style-name="T93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34"><text:span text:style-name="T94">Как правило, б</text:span>ольшую часть дохода составляет <text:span text:style-name="T94">всё-таки </text:span>прирост курсовой стоимости акций <text:span text:style-name="T95">[11]</text:span>. <text:span text:style-name="T96">Это обусловлено тем, что акции (в</text:span> отличие, <text:span text:style-name="T97">например,</text:span> от <text:span text:style-name="T99">корпоративных </text:span>облигаций<text:span text:style-name="T96">)</text:span> <text:span text:style-name="T96">отражают</text:span> реальные активы <text:span text:style-name="T97">данной </text:span>компании, <text:span text:style-name="T97">и, в условиях свободного рынка, это безусловно</text:span> отражается на их рыночной цене. <text:span text:style-name="T98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98">некоторой компании</text:span>, инвестор <text:s/>рассчитывает не столько на получение <text:span text:style-name="T98">дивидендного</text:span> дохода, сколько на получение совокупного дохода, <text:span text:style-name="T98">обусловленного развитием данной компании и ростом цены</text:span> <text:span text:style-name="T100">её </text:span>акций <text:span text:style-name="T98">в будущем</text:span>.</text:p>
        <text:p text:style-name="P40">В соответствии со всем вышеуказанным, полная годовая доходность определяется по формуле:</text:p>
        <text:p text:style-name="P35"><draw:frame draw:style-name="fr1" draw:name="Object109" text:anchor-type="as-char" svg:y="-0.691cm" svg:width="3.113cm" svg:height="1.132cm" draw:z-index="0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101">где </text:span><text:span text:style-name="T101"><draw:frame draw:style-name="fr1" draw:name="Object95" text:anchor-type="as-char" svg:y="-0.377cm" svg:width="0.624cm" svg:height="0.53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1">- <text:s/>текущая цена акции, </text:span><text:span text:style-name="T101"><draw:frame draw:style-name="fr1" draw:name="Object110" text:anchor-type="as-char" svg:y="-0.377cm" svg:width="0.619cm" svg:height="0.533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1">- ожидаемая цена акции в следующем инвестиционном периоде (как правило, через год), </text:span><text:span text:style-name="T101"><draw:frame draw:style-name="fr1" draw:name="Object138" text:anchor-type="as-char" svg:y="-0.377cm" svg:width="0.57cm" svg:height="0.533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1">- размер выплачиваемых за этот период дивидендов.</text:span></text:p>
        <text:p text:style-name="P36"><text:soft-page-break/>Для случая с владением <text:span text:style-name="T103">акциями </text:span>в течение <text:span text:style-name="T103">нескольк</text:span>их<text:span text:style-name="T103"> лет, </text:span>формула вычисления <text:span text:style-name="T103">полн</text:span>ой<text:span text:style-name="T103"> доходност</text:span>и принимает вид:</text:p>
        <text:p text:style-name="P37"><draw:frame draw:style-name="fr1" draw:name="Object140" text:anchor-type="as-char" svg:y="-1.291cm" svg:width="4.399cm" svg:height="1.734cm" draw:z-index="1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1" draw:name="Object139" text:anchor-type="as-char" svg:y="-0.377cm" svg:width="0.524cm" svg:height="0.533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102">полная доходность в расчете на год;</text:span> <draw:frame draw:style-name="fr1" draw:name="Object141" text:anchor-type="as-char" svg:y="-0.377cm" svg:width="0.519cm" svg:height="0.533cm" draw:z-index="4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68">— размер выплаченных дивидендов выплаты в </text:span><text:span text:style-name="T68"><draw:frame draw:style-name="fr1" draw:name="Object142" text:anchor-type="as-char" svg:y="-0.377cm" svg:width="0.326cm" svg:height="0.469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8">-м году; </text:span><text:span text:style-name="T68"><draw:frame draw:style-name="fr1" draw:name="Object143" text:anchor-type="as-char" svg:y="-0.377cm" svg:width="0.626cm" svg:height="0.533cm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68">— цена приобретения акций;</text:span><text:span text:style-name="T68"><draw:frame draw:style-name="fr1" draw:name="Object145" text:anchor-type="as-char" svg:y="-0.377cm" svg:width="0.626cm" svg:height="0.533cm" draw:z-index="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68">— рыночная цена акции в году</text:span><text:span text:style-name="T68"><draw:frame draw:style-name="fr1" draw:name="Object144" text:anchor-type="as-char" svg:y="-0.377cm" svg:width="0.422cm" svg:height="0.469cm" draw:z-index="1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8">; <text:s/></text:span><text:span text:style-name="T68"><draw:frame draw:style-name="fr1" draw:name="Object146" text:anchor-type="as-char" svg:y="-0.377cm" svg:width="0.482cm" svg:height="0.469cm" draw:z-index="1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8">— число лет владения акциями; </text:span><text:span text:style-name="T68"><draw:frame draw:style-name="fr1" draw:name="Object147" text:anchor-type="as-char" svg:y="-0.377cm" svg:width="1.605cm" svg:height="0.483cm" draw:z-index="1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68">— год владения акциями.</text:span></text:p>
        <text:p text:style-name="P38">Вложения в акции могу носить как долгосрочный (инвестиционный), так и краткосрочный (спекулятивный) характер. <text:span text:style-name="T104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39"><text:span text:style-name="T105">Одним из основных</text:span> свойств акций является высокая <text:span text:style-name="T105">волатильность</text:span> <text:span text:style-name="T69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</text:span><text:soft-page-break/><text:span text:style-name="T69">волатильностью), такого рода операции могут также обернуться и значительными убытками.</text:span></text:p>
        <text:p text:style-name="P25">Рассматривая соотношение между дивидендной доходностью и доходностью от <text:span text:style-name="T105">изменения цены акций</text:span>, можно заметить, что в историческ<text:span text:style-name="T105">ой перспективе</text:span> в общей доходности все большую роль играет именно <text:span text:style-name="T105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4">Таблица <text:span text:style-name="T148">3 — </text:span><text:s/>Среднегодовая доходность акций <text:span text:style-name="T71">в %</text:span>. Источник — [11].</text:p>
        <text:p text:style-name="P24"/>
        <text:p text:style-name="P26">Как свидетельствуют приведенные в таблице <text:span text:style-name="T149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26"/>
        <text:h text:style-name="P116" text:outline-level="2"><text:bookmark-start text:name="__RefHeading___Toc1809_1435979290"/>1.<text:span text:style-name="T108">3</text:span>. <text:span text:style-name="T47">Инвестиционный процесс</text:span><text:bookmark-end text:name="__RefHeading___Toc1809_1435979290"/></text:h>
        <text:p text:style-name="P13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<text:soft-page-break/>совершаться <text:s/>инвестиции, а также срок<text:span text:style-name="T150">ов</text:span> инвестирования и объем<text:span text:style-name="T150">ов</text:span> вложений.</text:p>
        <text:p text:style-name="P14">Инвестиционный процесс <text:span text:style-name="T83">может быть условно разделен на</text:span> пять этапов <text:span text:style-name="T84">[3]</text:span>:</text:p>
        <text:list xml:id="list7017289122286395444" text:style-name="WW8Num6">
          <text:list-item>
            <text:p text:style-name="P109">Выбор инвестиционной политики</text:p>
          </text:list-item>
          <text:list-item>
            <text:p text:style-name="P109">Анализ рынка ценных бумаг</text:p>
          </text:list-item>
          <text:list-item>
            <text:p text:style-name="P109">Формирование портфеля ценных бумаг.</text:p>
          </text:list-item>
          <text:list-item>
            <text:p text:style-name="P109">Пересмотр портфеля ценных бумаг.</text:p>
          </text:list-item>
          <text:list-item>
            <text:p text:style-name="P109">Оценка эффективности портфеля ценных бумаг.</text:p>
          </text:list-item>
        </text:list>
        <text:h text:style-name="P104" text:outline-level="3">1.<text:span text:style-name="T108">3</text:span>.1. <text:span text:style-name="T85">Выбор и</text:span>нвестиционн<text:span text:style-name="T85">ой</text:span> политик<text:span text:style-name="T85">и</text:span></text:h>
        <text:p text:style-name="P63"><text:span text:style-name="T18">В</text:span><text:span text:style-name="T15">ыбор инвестиционной политики (</text:span><text:span text:style-name="T28">investment policy</text:span><text:span text:style-name="T15">) включает </text:span><text:span text:style-name="T18">в себя </text:span><text:span text:style-name="T15"><text:s/>определение цели инвестора и объема инвестируемых средств. Поскольку для рациональных </text:span><text:span text:style-name="T18">инвестиционных </text:span><text:span text:style-name="T15">стратегий </text:span><text:span text:style-name="T19">(т. е. инвестиционных стратегий, способных приносить некоторый реальный доход) </text:span><text:span text:style-name="T15">существует прямая связь между риском и доходностью, </text:span><text:span text:style-name="T18">и и</text:span><text:span text:style-name="T16">нвестору <text:s/>следует понимать, что</text:span><text:span text:style-name="T15"> стремление получить большую прибыль </text:span><text:span text:style-name="T16">может быть </text:span><text:span text:style-name="T20">привести</text:span><text:span text:style-name="T16"> </text:span><text:span text:style-name="T20">к</text:span><text:span text:style-name="T15"> </text:span><text:span text:style-name="T18">вложени</text:span><text:span text:style-name="T20">ю средств инвестирования</text:span><text:span text:style-name="T18"> в </text:span><text:span text:style-name="T16">высокорисковы</text:span><text:span text:style-name="T18">е</text:span><text:span text:style-name="T16"> актив</text:span><text:span text:style-name="T18">ы</text:span><text:span text:style-name="T16">, которые характеризуются высокой волатильностью, что, в конечном итоге, может привести к финансовым потерям. </text:span><text:span text:style-name="T15">Цели инвестирования </text:span><text:span text:style-name="T16">всегда</text:span><text:span text:style-name="T15"> должны формулироваться с учетом как доходности, так и риска, </text:span><text:span text:style-name="T17">и любая инвестиция всегда должна рассматриваться </text:span><text:span text:style-name="T20">как совокупность </text:span><text:span text:style-name="T17">доходности и риска.</text:span></text:p>
        <text:p text:style-name="P63"><text:span text:style-name="T17"><text:s/></text:span><text:span text:style-name="T18">Также этот этап включает в себя выбор потенциальных видов финансовых активов, </text:span><text:span text:style-name="T21">которые будут включены в инвестиционный портфель. <text:s text:c="2"/></text:span><text:span text:style-name="T15">Выбор </text:span><text:span text:style-name="T22">активов должен </text:span><text:span text:style-name="T15">учитывать наряду с прочими соображениями цели инвестирования, объем инвестируемых средств, </text:span><text:span text:style-name="T22">а также</text:span><text:span text:style-name="T15"> статус инвестора как налогоплательщика. Например, индивидуальным инвесторам обычно нет смысла приобретать привилегированные акции, а инвесторам, имеющим </text:span><text:soft-page-break/><text:span text:style-name="T15">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22">[3]</text:span><text:span text:style-name="T15">.</text:span></text:p>
        <text:h text:style-name="P104" text:outline-level="3">1.<text:span text:style-name="T107">3</text:span>.2. Анализ рынка ценных бумаг</text:h>
        <text:p text:style-name="P63"><text:span text:style-name="T23">А</text:span><text:span text:style-name="T15">нализ ценных бумаг (</text:span><text:span text:style-name="T28">security analysis</text:span><text:span text:style-name="T15">), </text:span><text:span text:style-name="T23">являющийся в</text:span><text:span text:style-name="T15">тор</text:span><text:span text:style-name="T23">ым</text:span><text:span text:style-name="T15"> этап</text:span><text:span text:style-name="T23">ом</text:span><text:span text:style-name="T15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25">Главной </text:span><text:span text:style-name="T15"><text:s/>цел</text:span><text:span text:style-name="T25">ью</text:span><text:span text:style-name="T15"> такого </text:span><text:span text:style-name="T24">анализа</text:span><text:span text:style-name="T15"> является определение тех ценных бумаг, которые <text:s/></text:span><text:span text:style-name="T25">приносили определенный доход в прошлом при одновременном сохранении приемлемого уровня риска (т. е. волатильности). </text:span></text:p>
        <text:p text:style-name="P64"><text:span text:style-name="T15">Существует много различных подходов к анализу ценных бумаг, однако </text:span><text:span text:style-name="T26">все они так или иначе относятся к одному из двух основных типов анализа </text:span><text:span text:style-name="T27">[3]</text:span><text:span text:style-name="T26">:</text:span></text:p>
        <text:list xml:id="list1670433672806628012" text:style-name="L5">
          <text:list-item>
            <text:p text:style-name="P111"><text:span text:style-name="T26">технический анализ </text:span><text:span text:style-name="T15">(</text:span><text:span text:style-name="T28">technical analysis</text:span><text:span text:style-name="T15">)</text:span></text:p>
          </text:list-item>
          <text:list-item>
            <text:p text:style-name="P111"><text:span text:style-name="T30">фундаментальн</text:span><text:span text:style-name="T31">ый</text:span><text:span text:style-name="T30"> анализ </text:span><text:span text:style-name="T15">(</text:span><text:span text:style-name="T28">fundamental analysis</text:span><text:span text:style-name="T15">)</text:span></text:p>
          </text:list-item>
        </text:list>
        <text:p text:style-name="P52"><text:span text:style-name="T48">Технический анализ</text:span> в его простейшей форме <text:span text:style-name="T142">предполагает</text:span> изучение курсов рынка акций <text:span text:style-name="T141">в прошлом</text:span>, с тем, чтобы дать прогноз динамики курсов акций конкретной фирмы <text:span text:style-name="T141">в будущем, и проходит в несколько этапов. Сначала</text:span> проводится исследование курсов <text:span text:style-name="T142">акций данной компании (а также компаний-конкурентов и компаний из этого же экономического сектора) </text:span>за <text:span text:style-name="T142">большой</text:span> <text:span text:style-name="T142">исторический</text:span> период с целью выявления повторяющихся тенденций или циклов в динамике курсов <text:span text:style-name="T142">акций</text:span>. Затем анализируются курсы акций за <text:span text:style-name="T142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42">Выявляя т</text:span>аким образом текущие тенденции, аналитик надеется дать прогноз будущей <text:soft-page-break/>динамики курсов акций <text:span text:style-name="T142">требуемой компании</text:span>. <text:span text:style-name="T144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53"><text:span text:style-name="T48">Фундаментальный анализ</text:span> <text:span text:style-name="T143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04" text:outline-level="3">1.<text:span text:style-name="T106">3</text:span>.3. Формирование портфеля ценных бумаг</text:h>
        <text:p text:style-name="P66"><text:span text:style-name="T33">Ф</text:span><text:span text:style-name="T32">ормирование портфеля</text:span><text:span text:style-name="T1"> (</text:span><text:span text:style-name="T29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1171960514783783189" text:style-name="L6">
          <text:list-item>
            <text:p text:style-name="P110">Селективность</text:p>
          </text:list-item>
          <text:list-item>
            <text:p text:style-name="P110"><text:soft-page-break/>Выбор времени операций</text:p>
          </text:list-item>
          <text:list-item>
            <text:p text:style-name="P110">Диверсификация</text:p>
          </text:list-item>
        </text:list>
        <text:p text:style-name="P63"><text:span text:style-name="T29">Селективность</text:span><text:span text:style-name="T1"> (</text:span><text:span text:style-name="T34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67"><text:span text:style-name="T29">Выбор времени операций</text:span><text:span text:style-name="T1"> (</text:span><text:span text:style-name="T3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66"><text:span text:style-name="T29">Диверсификация</text:span><text:span text:style-name="T1"> (</text:span><text:span text:style-name="T34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5"/>
        <text:h text:style-name="P104" text:outline-level="3">1.3.4. Пересмотр портфеля</text:h>
        <text:p text:style-name="P68"><text:span text:style-name="T1">Пересмотр портфеля (</text:span><text:span text:style-name="T29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oft-page-break/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68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68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04" text:outline-level="3">1.<text:span text:style-name="T106">3</text:span>.5. Оценка эффективности портфеля</text:h>
        <text:p text:style-name="P112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19], либо торгуемого фонда (exchange-traded funds, ETF), составленного на основе этого индекса (например, ETF SPRD S&amp;P500 [20]).</text:span></text:p>
        <text:h text:style-name="Heading_20_2" text:outline-level="2"><text:bookmark-start text:name="__RefHeading___Toc3177_1360820806"/>Выводы <text:span text:style-name="T82">по главе</text:span><text:bookmark-end text:name="__RefHeading___Toc3177_1360820806"/></text:h>
        <text:p text:style-name="P76">В первой главе выпускной квалификационной работы рассмотрены основные понятия, <text:span text:style-name="T151">связанные с инвестициями, среди двух основных типов </text:span><text:soft-page-break/><text:span text:style-name="T151">инвестиций (реальными и финансовыми), основное внимание уделено финансовым инвестициям.</text:span></text:p>
        <text:p text:style-name="P79"><text:span text:style-name="T159">Во втором разделе главы указаны </text:span>основные типы ценных бумаг: к<text:span text:style-name="T152">азначейские векселя, </text:span>д<text:span text:style-name="T152">олгосрочные казначейские и корпоративные облигации (относящиеся к ценным бумагам с фиксированным доходом) и </text:span>о<text:span text:style-name="T152">быкновенные акции; </text:span>приведены <text:span text:style-name="T159">значения </text:span>доходности и волатильности этих <text:span text:style-name="T155">типов </text:span>ценных бумаг за большой исторический период. </text:p>
        <text:p text:style-name="P78">Основное внимание в главе уделено обыкновенным акциям <text:span text:style-name="T155">и инвестициям в них </text:span>— указаны <text:span text:style-name="T155">важные </text:span>основные свойства (<text:span text:style-name="T153">остаточное правопритязание и ограниченная ответственность акционера</text:span>); и рассмотрены различные типы стоимости (<text:span text:style-name="T154">номинальная, эмиссионная, рыночная, ликвидационная и балансовая</text:span>), фигурирующие при оценке акций различных компаний.</text:p>
        <text:p text:style-name="P80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159">30</text:span> крупнейших <text:span text:style-name="T159">публичных </text:span>компаний США; также <text:span text:style-name="T159">рассмотрено </text:span>изменение пропорции <text:span text:style-name="T159">выплачиваемых </text:span>дивидендов в полной доходности обыкновенных акций в исторической перспективе <text:span text:style-name="T159">для разных стран мира.</text:span></text:p>
        <text:p text:style-name="P81"><text:span text:style-name="T155">В заключительной части главы основное внимание уделено инвестиционному процессу, и его основным этапам — в</text:span><text:span text:style-name="T157">ыбору инвестиционной политики, а</text:span><text:span text:style-name="T156">нализ</text:span><text:span text:style-name="T157">у</text:span><text:span text:style-name="T156"> рынка ценных бумаг, </text:span><text:span text:style-name="T157">ф</text:span><text:span text:style-name="T156">ормировани</text:span><text:span text:style-name="T157">ю </text:span><text:span text:style-name="T156">портфеля, </text:span><text:span text:style-name="T157">его п</text:span><text:span text:style-name="T156">ересмотр</text:span><text:span text:style-name="T157">у</text:span><text:span text:style-name="T156"> </text:span><text:span text:style-name="T157">и оценке эффективности портфеля по сравнению с «эталонным» портфелем. </text:span></text:p>
        <text:p text:style-name="P77"><text:span text:style-name="T157">Проведенное исследование и полученные выводы позволяют перейти к рассмотрению материала следующей главы, посвященной </text:span><text:span text:style-name="T158">формированию </text:span><text:soft-page-break/><text:span text:style-name="T158">оптимального инвестиционного портфеля</text:span><text:span text:style-name="T157"> </text:span><text:span text:style-name="T158">на основании теории эффективного портфеля Марковитца.</text:span></text:p>
        <text:p text:style-name="P3"/>
        <text:h text:style-name="P114" text:outline-level="1"><text:bookmark-start text:name="__RefHeading__105_1326476611"/>СПИСОК ИСПОЛЬЗОВАННОЙ ЛИТЕРАТУРЫ<text:bookmark-end text:name="__RefHeading__105_1326476611"/></text:h>
        <text:list xml:id="list4647187515360833469" text:style-name="WW8Num3">
          <text:list-item>
            <text:p text:style-name="P84">Yves Hilpisch. Python for Finance. – O’Reilly Media – 2015, p.</text:p>
          </text:list-item>
          <text:list-item>
            <text:p text:style-name="P85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85">Шарп У., Александер Г., Бэйли Дж. Инвестиции — М.: ИНФРА-М, 2015</text:p>
          </text:list-item>
          <text:list-item>
            <text:p text:style-name="P86">George M. Jabour, Philip Budwick. The option trader handbook: strategies and trade adjustments. — Wiley, 2004.</text:p>
          </text:list-item>
          <text:list-item>
            <text:p text:style-name="P88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89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90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91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92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93"><text:s/><text:a xlink:type="simple" xlink:href="http://pages.stern.nyu.edu/~adamodar/New_Home_Page/datafile/histretSP.html" text:style-name="Internet_20_link" text:visited-style-name="Visited_20_Internet_20_Link"><text:span text:style-name="T63">http://pages.stern.nyu.edu/~adamodar/New_Home_Page/datafile/histretSP.html</text:span></text:a></text:p>
          </text:list-item>
          <text:list-item>
            <text:p text:style-name="P94"><text:s/>Берзон Н.И. Рынок ценных бумаг: учебник для академического бакалавриата. — <text:span text:style-name="T70">М.: Издательство Юрайт, 2016.</text:span></text:p>
          </text:list-item>
          <text:list-item>
            <text:p text:style-name="P87"><text:s text:c="2"/><text:span text:style-name="T72">Боди, Цви. Инвестиции: Учебник. — М.: ЗАО «Олимп-Бизнес», 2013.</text:span></text:p>
          </text:list-item>
          <text:list-item>
            <text:p text:style-name="P95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96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97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98"><text:s/><text:a xlink:type="simple" xlink:href="http://www.nasdaq.com/symbol/aapl/dividend-history" text:style-name="Internet_20_link" text:visited-style-name="Visited_20_Internet_20_Link"><text:span text:style-name="T91">http://www.nasdaq.com/symbol/aapl/dividend-history</text:span></text:a><text:span text:style-name="T91"> </text:span></text:p>
          </text:list-item>
          <text:list-item>
            <text:p text:style-name="P99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00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39">Пузырь_доткомов</text:span></text:a></text:p>
          </text:list-item>
          <text:list-item>
            <text:p text:style-name="P101"><text:s/><text:a xlink:type="simple" xlink:href="http://finance.yahoo.com/q?s=GSPC" text:style-name="Internet_20_link" text:visited-style-name="Visited_20_Internet_20_Link"><text:span text:style-name="T145">http://finance.yahoo.com/q?s=GSPC</text:span></text:a></text:p>
          </text:list-item>
          <text:list-item>
            <text:p text:style-name="P101"><text:s/><text:a xlink:type="simple" xlink:href="http://finance.yahoo.com/q?s=SPY" text:style-name="Internet_20_link" text:visited-style-name="Visited_20_Internet_20_Link"><text:span text:style-name="T145">http://finance.yahoo.com/q?s=SPY</text:span></text:a></text:p>
          </text:list-item>
          <text:list-item>
            <text:p text:style-name="P101"/>
          </text:list-item>
        </text:list>
        <text:p text:style-name="P69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6T12:54:44.279519536</dc:date>
    <meta:print-date>2015-06-11T10:16:00</meta:print-date>
    <meta:editing-cycles>727</meta:editing-cycles>
    <meta:editing-duration>P3DT15H31M48S</meta:editing-duration>
    <meta:generator>LibreOffice/5.0.5.2$Linux_X86_64 LibreOffice_project/00$Build-2</meta:generator>
    <meta:document-statistic meta:table-count="3" meta:image-count="0" meta:object-count="13" meta:page-count="25" meta:paragraph-count="347" meta:word-count="4368" meta:character-count="33951" meta:non-whitespace-character-count="29849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